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2473e" officeooo:paragraph-rsid="0022473e"/>
    </style:style>
    <style:style style:name="P2" style:family="paragraph" style:parent-style-name="Standard">
      <style:text-properties officeooo:rsid="0026bc4b" officeooo:paragraph-rsid="0026bc4b"/>
    </style:style>
    <style:style style:name="P3" style:family="paragraph" style:parent-style-name="Standard">
      <style:text-properties officeooo:rsid="0027c66d" officeooo:paragraph-rsid="0027c66d"/>
    </style:style>
    <style:style style:name="P4" style:family="paragraph" style:parent-style-name="Standard">
      <style:text-properties officeooo:rsid="002959cb" officeooo:paragraph-rsid="002959cb"/>
    </style:style>
    <style:style style:name="P5" style:family="paragraph" style:parent-style-name="Standard">
      <style:text-properties officeooo:rsid="0029c0f8" officeooo:paragraph-rsid="0029c0f8"/>
    </style:style>
    <style:style style:name="P6" style:family="paragraph" style:parent-style-name="Standard">
      <style:text-properties fo:font-weight="bold" officeooo:rsid="00201a6f" officeooo:paragraph-rsid="00201a6f" style:font-weight-asian="bold" style:font-weight-complex="bold"/>
    </style:style>
    <style:style style:name="P7" style:family="paragraph" style:parent-style-name="Standard">
      <style:text-properties fo:font-weight="bold" officeooo:rsid="002db95c" officeooo:paragraph-rsid="002db95c" style:font-weight-asian="bold" style:font-weight-complex="bold"/>
    </style:style>
    <style:style style:name="P8" style:family="paragraph" style:parent-style-name="Standard">
      <style:text-properties officeooo:rsid="002db95c" officeooo:paragraph-rsid="002db95c"/>
    </style:style>
    <style:style style:name="P9" style:family="paragraph" style:parent-style-name="Standard">
      <style:text-properties fo:font-weight="normal" officeooo:rsid="002f05a1" officeooo:paragraph-rsid="002f05a1" style:font-weight-asian="normal" style:font-weight-complex="normal"/>
    </style:style>
    <style:style style:name="P10" style:family="paragraph" style:parent-style-name="Standard">
      <style:text-properties fo:font-weight="normal" officeooo:rsid="003501aa" officeooo:paragraph-rsid="003501aa" style:font-weight-asian="normal" style:font-weight-complex="normal"/>
    </style:style>
    <style:style style:name="P11" style:family="paragraph" style:parent-style-name="Standard">
      <style:text-properties fo:font-weight="normal" officeooo:rsid="0037f4d0" officeooo:paragraph-rsid="0037f4d0" style:font-weight-asian="normal" style:font-weight-complex="normal"/>
    </style:style>
    <style:style style:name="P12" style:family="paragraph" style:parent-style-name="Standard">
      <style:text-properties fo:font-weight="normal" officeooo:rsid="003be44a" officeooo:paragraph-rsid="003be44a" style:font-weight-asian="normal" style:font-weight-complex="normal"/>
    </style:style>
    <style:style style:name="P13" style:family="paragraph" style:parent-style-name="Standard">
      <style:text-properties fo:font-weight="normal" officeooo:rsid="003de506" officeooo:paragraph-rsid="003de506" style:font-weight-asian="normal" style:font-weight-complex="normal"/>
    </style:style>
    <style:style style:name="P14" style:family="paragraph" style:parent-style-name="Standard">
      <style:text-properties fo:font-weight="normal" officeooo:rsid="00402bee" officeooo:paragraph-rsid="00402bee" style:font-weight-asian="normal" style:font-weight-complex="normal"/>
    </style:style>
    <style:style style:name="P15" style:family="paragraph" style:parent-style-name="Standard">
      <style:text-properties fo:font-weight="normal" officeooo:rsid="0040ac3e" officeooo:paragraph-rsid="0040ac3e" style:font-weight-asian="normal" style:font-weight-complex="normal"/>
    </style:style>
    <style:style style:name="P16" style:family="paragraph" style:parent-style-name="Standard">
      <style:text-properties fo:font-weight="normal" officeooo:rsid="00426716" officeooo:paragraph-rsid="00426716" style:font-weight-asian="normal" style:font-weight-complex="normal"/>
    </style:style>
    <style:style style:name="P17" style:family="paragraph" style:parent-style-name="Standard">
      <style:text-properties fo:font-weight="normal" officeooo:rsid="004990c1" officeooo:paragraph-rsid="004990c1" style:font-weight-asian="normal" style:font-weight-complex="normal"/>
    </style:style>
    <style:style style:name="P18" style:family="paragraph" style:parent-style-name="Standard">
      <style:text-properties fo:font-weight="normal" officeooo:rsid="004bb08f" officeooo:paragraph-rsid="004bb08f" style:font-weight-asian="normal" style:font-weight-complex="normal"/>
    </style:style>
    <style:style style:name="P19" style:family="paragraph" style:parent-style-name="Standard">
      <style:text-properties officeooo:rsid="0031f98a" officeooo:paragraph-rsid="0031f98a"/>
    </style:style>
    <style:style style:name="T1" style:family="text">
      <style:text-properties officeooo:rsid="0023fd1d"/>
    </style:style>
    <style:style style:name="T2" style:family="text">
      <style:text-properties officeooo:rsid="00246678"/>
    </style:style>
    <style:style style:name="T3" style:family="text">
      <style:text-properties officeooo:rsid="00284efe"/>
    </style:style>
    <style:style style:name="T4" style:family="text">
      <style:text-properties officeooo:rsid="0028e197"/>
    </style:style>
    <style:style style:name="T5" style:family="text">
      <style:text-properties officeooo:rsid="00324d62"/>
    </style:style>
    <style:style style:name="T6" style:family="text">
      <style:text-properties officeooo:rsid="0036cfa2"/>
    </style:style>
    <style:style style:name="T7" style:family="text">
      <style:text-properties officeooo:rsid="0038d210"/>
    </style:style>
    <style:style style:name="T8" style:family="text">
      <style:text-properties officeooo:rsid="0039e3f6"/>
    </style:style>
    <style:style style:name="T9" style:family="text">
      <style:text-properties officeooo:rsid="003a7e30"/>
    </style:style>
    <style:style style:name="T10" style:family="text">
      <style:text-properties officeooo:rsid="003be44a"/>
    </style:style>
    <style:style style:name="T11" style:family="text">
      <style:text-properties officeooo:rsid="003be8b3"/>
    </style:style>
    <style:style style:name="T12" style:family="text">
      <style:text-properties officeooo:rsid="0041260d"/>
    </style:style>
    <style:style style:name="T13" style:family="text">
      <style:text-properties officeooo:rsid="0041ec0b"/>
    </style:style>
    <style:style style:name="T14" style:family="text">
      <style:text-properties officeooo:rsid="00427464"/>
    </style:style>
    <style:style style:name="T15" style:family="text">
      <style:text-properties officeooo:rsid="00441e50"/>
    </style:style>
    <style:style style:name="T16" style:family="text">
      <style:text-properties officeooo:rsid="0047bb19"/>
    </style:style>
    <style:style style:name="T17" style:family="text">
      <style:text-properties officeooo:rsid="004a3e0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oteur de recherche <text:span text:style-name="T3">booléenne</text:span></text:p>
      <text:p text:style-name="P19">Requete <text:span text:style-name="T5">en langage logique (AND, OR, NOT...)</text:span></text:p>
      <text:p text:style-name="P19"/>
      <text:p text:style-name="P1"><text:span text:style-name="T2">1) </text:span>Index positionnels <text:span text:style-name="T1">inversés</text:span></text:p>
      <text:p text:style-name="P1"/>
      <text:p text:style-name="P1">Pour chaque terme, on stocke tous les documents ou il apparaît + la position du terme dans le dictionnaire.</text:p>
      <text:p text:style-name="P1"/>
      <text:p text:style-name="P2">Même pour les séquences de mots, on sélectionne d’abord l’intersection des documents contenant ces mots. Ensuite, on regarde les positions pour voir si elles sont consécutives… Méthode des deux pointeurs fonctionne car listes ordonnées.</text:p>
      <text:p text:style-name="P2"/>
      <text:p text:style-name="P3">2) <text:span text:style-name="T4">Désavantages de la recherche booléenne</text:span></text:p>
      <text:p text:style-name="P3"/>
      <text:p text:style-name="P4">Résultats très binaires → souvent pas de résultats / beaucoup de résultats</text:p>
      <text:p text:style-name="P5">Difficile à écrire pour des non-initiés</text:p>
      <text:p text:style-name="P5"/>
      <text:p text:style-name="P7">Moteur de recherche ordonnée</text:p>
      <text:p text:style-name="P8"/>
      <text:p text:style-name="P9">Le système doit retourner une liste ordonnée des résultats (des meilleurs aux moins bons).</text:p>
      <text:p text:style-name="P9">Requête en langage naturelle.</text:p>
      <text:p text:style-name="P9"/>
      <text:p text:style-name="P10"><text:span text:style-name="T10">1) </text:span>Score d’un document – <text:span text:style-name="T6">Jaccard </text:span><text:s/>(Q inter D) / (Q union D)</text:p>
      <text:p text:style-name="P11">Désavantage<text:span text:style-name="T7">s</text:span> : la fréquence des mots n’est pas prise en compte, <text:span text:style-name="T8">tous les termes n’ont pas le même poids, </text:span><text:span text:style-name="T9">pas de normalisation de longueur</text:span></text:p>
      <text:p text:style-name="P11"/>
      <text:p text:style-name="P12">2) <text:span text:style-name="T11">Bag of Words</text:span></text:p>
      <text:p text:style-name="P12"/>
      <text:p text:style-name="P15">tf<text:span text:style-name="T12">(d, t) : </text:span><text:span text:style-name="T15">log(1 + </text:span><text:span text:style-name="T13">fréquence du terme t dans le document d</text:span><text:span text:style-name="T15">)</text:span></text:p>
      <text:p text:style-name="P13">idf(t) = log(N/df.t)</text:p>
      <text:p text:style-name="P14">N : <text:span text:style-name="T13">n</text:span>ombre total de documents</text:p>
      <text:p text:style-name="P15">df.t : <text:span text:style-name="T13">n</text:span>ombre de documents contenant t</text:p>
      <text:p text:style-name="P11"/>
      <text:p text:style-name="P16">TF-IDF <text:span text:style-name="T14">= log(1+tf(d, t)) * </text:span><text:span text:style-name="T16">log(N/df(t))</text:span></text:p>
      <text:p text:style-name="P16"/>
      <text:p text:style-name="P17">S<text:span text:style-name="T17">i</text:span>milarité cosinus → distance = 1 – similarité cosinus </text:p>
      <text:p text:style-name="P17"/>
      <text:p text:style-name="P18"/>
      <text:p text:style-name="P17"/>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2T14:39:06.201892554</meta:creation-date>
    <meta:generator>LibreOffice/7.3.7.2$Linux_X86_64 LibreOffice_project/30$Build-2</meta:generator>
    <dc:date>2024-06-12T18:41:04.908252547</dc:date>
    <meta:editing-duration>PT1H39M24S</meta:editing-duration>
    <meta:editing-cycles>45</meta:editing-cycles>
    <meta:document-statistic meta:table-count="0" meta:image-count="0" meta:object-count="0" meta:page-count="1" meta:paragraph-count="20" meta:word-count="197" meta:character-count="1198" meta:non-whitespace-character-count="1017"/>
  </office:meta>
</office:document-meta>
</file>